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F0000013913B6572327754B86.png" manifest:media-type="image/png"/>
  <manifest:file-entry manifest:full-path="Pictures/10000000000002170000011773F0FEAC8EF47F92.png" manifest:media-type="image/png"/>
  <manifest:file-entry manifest:full-path="Pictures/100000000000053300000194FBCA8079F96B3BD0.png" manifest:media-type="image/png"/>
  <manifest:file-entry manifest:full-path="Pictures/10000000000001270000008447BF7D3A4DA019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ea8c" officeooo:paragraph-rsid="0007ea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08</text:p>
      <text:p text:style-name="Standard"><draw:frame draw:style-name="fr1" draw:name="Figura1" text:anchor-type="paragraph" svg:x="0.159cm" svg:y="0.386cm" svg:width="17cm" svg:height="5.84cm" draw:z-index="0"><draw:image xlink:href="Pictures/100000000000038F0000013913B6572327754B86.png" xlink:type="simple" xlink:show="embed" xlink:actuate="onLoad"/></draw:frame><draw:frame draw:style-name="fr1" draw:name="Figura2" text:anchor-type="paragraph" svg:x="0.185cm" svg:y="6.509cm" svg:width="17cm" svg:height="5.159cm" draw:z-index="1"><draw:image xlink:href="Pictures/100000000000053300000194FBCA8079F96B3BD0.png" xlink:type="simple" xlink:show="embed" xlink:actuate="onLoad"/></draw:frame></text:p>
      <text:p text:style-name="Standard"/>
      <text:p text:style-name="Standard"><draw:frame draw:style-name="fr2" draw:name="Figura3" text:anchor-type="paragraph" svg:width="7.805cm" svg:height="3.493cm" draw:z-index="2"><draw:image xlink:href="Pictures/10000000000001270000008447BF7D3A4DA0190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4" text:anchor-type="paragraph" svg:x="1.423cm" svg:y="0.794cm" svg:width="14.155cm" svg:height="7.382cm" draw:z-index="3"><draw:image xlink:href="Pictures/10000000000002170000011773F0FEAC8EF47F9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09:57:57.088000000</meta:creation-date>
    <dc:date>2018-02-27T10:32:43.468000000</dc:date>
    <meta:editing-duration>PT34M46S</meta:editing-duration>
    <meta:editing-cycles>2</meta:editing-cycles>
    <meta:generator>LibreOffice/5.3.1.2$Windows_X86_64 LibreOffice_project/e80a0e0fd1875e1696614d24c32df0f95f03deb2</meta:generator>
    <meta:document-statistic meta:table-count="0" meta:image-count="4" meta:object-count="0" meta:page-count="1" meta:paragraph-count="1" meta:word-count="2" meta:character-count="8" meta:non-whitespace-character-count="7"/>
  </office:meta>
</office:document-meta>
</file>